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fo:font-weight="bold" officeooo:rsid="0006e325" officeooo:paragraph-rsid="0006e325" style:font-weight-asian="bold" style:font-weight-complex="bold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>
      <style:text-properties fo:font-size="14pt" officeooo:paragraph-rsid="0006e325" style:font-size-asian="14pt" style:font-size-complex="14pt"/>
    </style:style>
    <style:style style:name="P4" style:family="paragraph" style:parent-style-name="Standard">
      <style:text-properties fo:font-size="14pt" fo:font-style="italic" fo:font-weight="bold" officeooo:paragraph-rsid="0006e325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fo:font-size="14pt" fo:font-weight="bold" officeooo:paragraph-rsid="0006e325" style:font-size-asian="14pt" style:font-weight-asian="bold" style:font-size-complex="14pt" style:font-weight-complex="bold"/>
    </style:style>
    <style:style style:name="T1" style:family="text">
      <style:text-properties officeooo:rsid="0006e32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2">Sr. Ó<text:span text:style-name="T1">scar Martínez Cabrera</text:span></text:p>
      <text:p text:style-name="P2">C/ <text:span text:style-name="T1">Fernandez de Angulo 10</text:span></text:p>
      <text:p text:style-name="P2">077<text:span text:style-name="T1">02</text:span> <text:span text:style-name="T1">MAO</text:span></text:p>
      <text:p text:style-name="P2"/>
      <text:p text:style-name="P2"/>
      <text:p text:style-name="P2"/>
      <text:p text:style-name="P2"/>
      <text:p text:style-name="P2">Us deman que us presenteu en <text:span text:style-name="T1">les</text:span> oficines <text:span text:style-name="T1">d’hisenda</text:span>, el proper 23 de maig, en horari de 9.00 a 13.30 h, a fi de <text:span text:style-name="T1">firmar</text:span> <text:span text:style-name="T1">un document imprescindible </text:span>; <text:span text:style-name="T1">per </text:span>tràmit<text:span text:style-name="T1">ar </text:span>imprescindible<text:span text:style-name="T1">ment el Model 061 de la nostra empresa. </text:span><text:s/></text:p>
      <text:p text:style-name="P2"/>
      <text:p text:style-name="P2">La incompareixença comportarà l’arxivament de l’expedient.</text:p>
      <text:p text:style-name="P2"/>
      <text:p text:style-name="P2"/>
      <text:p text:style-name="P2"/>
      <text:p text:style-name="P2"/>
      <text:p text:style-name="P2">La cap <text:span text:style-name="T1">de hisenda.</text:span></text:p>
      <text:p text:style-name="P2"/>
      <text:p text:style-name="P2">Maria Garcias Font</text:p>
      <text:p text:style-name="P2">Maó, <text:span text:style-name="T1">10</text:span> de <text:span text:style-name="T1">novrembre</text:span> de 20<text:span text:style-name="T1">23</text:span></text:p>
      <text:p text:style-name="P3"/>
      <text:p text:style-name="P3"/>
      <text:p text:style-name="P3"/>
      <text:p text:style-name="P3"/>
      <text:p text:style-name="P4">Documentació que cal aportar:</text:p>
      <text:p text:style-name="P5">— DNI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06e325" officeooo:paragraph-rsid="0006e325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ITACIO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59:36.242370709</meta:creation-date>
    <dc:date>2023-11-10T09:07:24.684169533</dc:date>
    <meta:editing-duration>PT7M48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75" meta:character-count="439" meta:non-whitespace-character-count="372"/>
  </office:meta>
</office:document-meta>
</file>